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932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21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4pt" style:font-name-asian="DejaVu Sans" style:font-name-complex="DejaVu Sans"/>
    </style:style>
    <style:style style:name="ce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4pt"/>
    </style:style>
    <style:style style:name="ce4" style:family="table-cell" style:parent-style-name="Default">
      <style:table-cell-properties fo:border-bottom="0.088cm solid #000000" fo:border-left="0.088cm solid #000000" fo:border-right="0.035cm solid #000000" fo:border-top="0.088cm solid #000000"/>
    </style:style>
    <style:style style:name="ce5" style:family="table-cell" style:parent-style-name="Default">
      <style:table-cell-properties fo:border-bottom="0.035cm solid #000000" fo:background-color="transparent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0.035cm solid #000000" fo:background-color="#e6e6ff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88cm solid #000000" fo:background-color="transparent" fo:border-left="0.088cm solid #000000" fo:border-right="0.035cm solid #000000" fo:border-top="0.035cm solid #000000"/>
    </style:style>
    <style:style style:name="ce8" style:family="table-cell" style:parent-style-name="Default">
      <style:table-cell-properties style:text-align-source="fix" style:repeat-content="false" fo:border="0.088cm solid #000000" style:vertical-align="middle"/>
      <style:paragraph-properties fo:text-align="end" fo:margin-left="0cm"/>
    </style:style>
    <style:style style:name="ce9" style:family="table-cell" style:parent-style-name="Default">
      <style:table-cell-properties fo:border-bottom="0.088cm solid #000000" fo:border-left="0.035cm solid #000000" fo:border-right="0.088cm solid #000000" fo:border-top="0.088cm solid #000000"/>
    </style:style>
    <style:style style:name="ce10" style:family="table-cell" style:parent-style-name="Default">
      <style:table-cell-properties fo:border-bottom="0.035cm solid #000000" fo:background-color="transparent" fo:border-left="0.035cm solid #000000" fo:border-right="0.088cm solid #000000" fo:border-top="0.035cm solid #000000"/>
    </style:style>
    <style:style style:name="ce11" style:family="table-cell" style:parent-style-name="Default">
      <style:table-cell-properties fo:border-bottom="0.035cm solid #000000" fo:background-color="#e6e6ff" fo:border-left="0.035cm solid #000000" fo:border-right="0.088cm solid #000000" fo:border-top="0.035cm solid #000000"/>
    </style:style>
    <style:style style:name="ce12" style:family="table-cell" style:parent-style-name="Default">
      <style:table-cell-properties fo:border-bottom="0.088cm solid #000000" fo:background-color="transparent" fo:border-left="0.035cm solid #000000" fo:border-right="0.088cm solid #000000" fo:border-top="0.035cm solid #000000"/>
    </style:style>
    <style:style style:name="ce1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e6e6ff" style:text-align-source="fix" style:repeat-content="false" fo:border="0.035cm solid #000000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0.035cm solid #000000" fo:border-right="0.035cm solid #000000" fo:border-top="0.035cm solid #000000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ff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88cm solid #000000" style:text-align-source="fix" style:repeat-content="false" fo:background-color="transparent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35cm solid #000000" fo:background-color="#e6e6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26" style:family="table-cell" style:parent-style-name="Default">
      <style:table-cell-properties fo:border-bottom="0.088cm solid #000000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8" style:family="table-cell" style:parent-style-name="Default">
      <style:table-cell-properties fo:border-bottom="0.035cm solid #000000" style:text-align-source="fix" style:repeat-content="false" fo:background-color="transparent" fo:border-left="0.088cm solid #000000" fo:border-right="0.088cm solid #000000" fo:border-top="0.035cm solid #000000"/>
      <style:paragraph-properties fo:text-align="end" fo:margin-left="0cm"/>
    </style:style>
    <style:style style:name="ce29" style:family="table-cell" style:parent-style-name="Default">
      <style:table-cell-properties fo:border-bottom="0.035cm solid #000000" fo:background-color="#e6e6ff" style:text-align-source="fix" style:repeat-content="false" fo:border-left="0.088cm solid #000000" fo:border-right="0.088cm solid #000000" fo:border-top="0.035cm solid #000000"/>
      <style:paragraph-properties fo:text-align="end" fo:margin-left="0cm"/>
    </style:style>
    <style:style style:name="ce30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088cm solid #000000" fo:border-top="0.035cm solid #000000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7" table:visibility="collapse" table:default-cell-style-name="ce31"/>
        <table:table-column table:style-name="co8" table:number-columns-repeated="1005" table:default-cell-style-name="Default"/>
        <table:table-row table:style-name="ro1">
          <table:table-cell table:style-name="ce1" office:value-type="string" table:number-columns-spanned="18" table:number-rows-spanned="1">
            <text:p>Feuille de présence</text:p>
          </table:table-cell>
          <table:covered-table-cell table:style-name="ce9"/>
          <table:covered-table-cell table:number-columns-repeated="10" table:style-name="ce15"/>
          <table:covered-table-cell table:number-columns-repeated="5" table:style-name="ce23"/>
          <table:covered-table-cell table:style-name="ce27"/>
          <table:table-cell table:number-columns-repeated="1006"/>
        </table:table-row>
        <table:table-row table:style-name="ro1">
          <table:table-cell table:style-name="ce2" office:value-type="string" table:number-columns-spanned="18" table:number-rows-spanned="1">
            <text:p>Master CCI – Session 2009-2010</text:p>
          </table:table-cell>
          <table:covered-table-cell table:style-name="ce9"/>
          <table:covered-table-cell table:number-columns-repeated="10" table:style-name="ce15"/>
          <table:covered-table-cell table:number-columns-repeated="5" table:style-name="ce23"/>
          <table:covered-table-cell table:style-name="ce27"/>
          <table:table-cell/>
          <table:table-cell>
            <draw:frame table:end-cell-address="Feuille1.X36" table:end-x="2.258cm" table:end-y="0.234cm" draw:z-index="1" draw:style-name="gr1" svg:width="11.21cm" svg:height="15.418cm" svg:x="0.08cm" svg:y="0.426cm">
              <draw:object draw:notify-on-update-of-ranges="Feuille1.A5:Feuille1.A35 Feuille1.S4:Feuille1.S4 Feuille1.S5:Feuille1.S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3" office:value-type="string" table:number-columns-spanned="18" table:number-rows-spanned="1">
            <text:p>PLP – Principes des Langages de Programmation</text:p>
          </table:table-cell>
          <table:covered-table-cell table:style-name="ce9"/>
          <table:covered-table-cell table:number-columns-repeated="10" table:style-name="ce15"/>
          <table:covered-table-cell table:number-columns-repeated="5" table:style-name="ce23"/>
          <table:covered-table-cell table:style-name="ce27"/>
          <table:table-cell table:number-columns-repeated="1006"/>
        </table:table-row>
        <table:table-row table:style-name="ro2">
          <table:table-cell table:style-name="ce4" office:value-type="string">
            <text:p>﻿Nom</text:p>
          </table:table-cell>
          <table:table-cell table:style-name="ce9" office:value-type="string">
            <text:p>Prénom</text:p>
          </table:table-cell>
          <table:table-cell table:style-name="ce15" office:value-type="string">
            <text:p>29 sep. (am)</text:p>
          </table:table-cell>
          <table:table-cell table:style-name="ce15" office:value-type="string">
            <text:p>01 oct. (pm)</text:p>
          </table:table-cell>
          <table:table-cell table:style-name="ce15" office:value-type="string">
            <text:p>06 oct. (am)</text:p>
          </table:table-cell>
          <table:table-cell table:style-name="ce15" office:value-type="string">
            <text:p>08 oct. (pm)</text:p>
          </table:table-cell>
          <table:table-cell table:style-name="ce15" office:value-type="string">
            <text:p>13 oct. (am)</text:p>
          </table:table-cell>
          <table:table-cell table:style-name="ce19" office:value-type="string">
            <text:p>14 oct. (pm)</text:p>
          </table:table-cell>
          <table:table-cell table:style-name="ce15" office:value-type="string">
            <text:p>16 oct. (pm)</text:p>
          </table:table-cell>
          <table:table-cell table:style-name="ce15" office:value-type="string">
            <text:p>20 oct. (am)</text:p>
          </table:table-cell>
          <table:table-cell table:style-name="ce15" office:value-type="string">
            <text:p>23 oct. (pm)</text:p>
          </table:table-cell>
          <table:table-cell table:style-name="ce19" office:value-type="string">
            <text:p>27 oct. (pm)</text:p>
          </table:table-cell>
          <table:table-cell table:style-name="ce15" office:value-type="string">
            <text:p>30 oct. (am)</text:p>
          </table:table-cell>
          <table:table-cell table:style-name="ce15" office:value-type="string">
            <text:p>03 nov. (pm)</text:p>
          </table:table-cell>
          <table:table-cell table:style-name="ce15" office:value-type="string">
            <text:p>04 nov. (am)</text:p>
          </table:table-cell>
          <table:table-cell table:style-name="ce19" office:value-type="string">
            <text:p>06 nov. (pm)</text:p>
          </table:table-cell>
          <table:table-cell table:style-name="ce23" office:value-type="string">
            <text:p>06 nov. (am)</text:p>
          </table:table-cell>
          <table:table-cell table:style-name="ce27" office:value-type="string">
            <text:p>Présence</text:p>
          </table:table-cell>
          <table:table-cell office:value-type="string">
            <text:p>Présence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AMMI</text:p>
          </table:table-cell>
          <table:table-cell table:style-name="ce10" office:value-type="string">
            <text:p>Khaled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5:.Q5]);&quot;/&quot;;COUNT([.C5:.Q5]);&quot; (&quot;;ROUND(100*SUM([.C5:.Q5])/COUNT([.C5:.Q5]));&quot; %)&quot;)" office:value-type="string" office:string-value="8/15 (53 %)">
            <text:p>8/15 (53 %)</text:p>
          </table:table-cell>
          <table:table-cell table:style-name="ce32" table:formula="of:=SUM([.C5:.Q5])" office:value-type="float" office:value="8">
            <text:p>8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AMRIOU</text:p>
          </table:table-cell>
          <table:table-cell table:style-name="ce11" office:value-type="string">
            <text:p>Mohamed-Reda</text:p>
          </table:table-cell>
          <table:table-cell table:number-columns-repeated="5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6:.Q6]);&quot;/&quot;;COUNT([.C6:.Q6]);&quot; (&quot;;ROUND(100*SUM([.C6:.Q6])/COUNT([.C6:.Q6]));&quot; %)&quot;)" office:value-type="string" office:string-value="1/15 (7 %)">
            <text:p>1/15 (7 %)</text:p>
          </table:table-cell>
          <table:table-cell table:style-name="ce32" table:formula="of:=SUM([.C6:.Q6])" office:value-type="float" office:value="1">
            <text:p>1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ARBID</text:p>
          </table:table-cell>
          <table:table-cell table:style-name="ce10" office:value-type="string">
            <text:p>Youcef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7:.Q7]);&quot;/&quot;;COUNT([.C7:.Q7]);&quot; (&quot;;ROUND(100*SUM([.C7:.Q7])/COUNT([.C7:.Q7]));&quot; %)&quot;)" office:value-type="string" office:string-value="1/15 (7 %)">
            <text:p>1/15 (7 %)</text:p>
          </table:table-cell>
          <table:table-cell table:style-name="ce32" table:formula="of:=SUM([.C7:.Q7])" office:value-type="float" office:value="1">
            <text:p>1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BENMOUSSA</text:p>
          </table:table-cell>
          <table:table-cell table:style-name="ce11" office:value-type="string">
            <text:p>Wafa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9" table:formula="of:=CONCATENATE(SUM([.C8:.Q8]);&quot;/&quot;;COUNT([.C8:.Q8]);&quot; (&quot;;ROUND(100*SUM([.C8:.Q8])/COUNT([.C8:.Q8]));&quot; %)&quot;)" office:value-type="string" office:string-value="6/15 (40 %)">
            <text:p>6/15 (40 %)</text:p>
          </table:table-cell>
          <table:table-cell table:style-name="ce32" table:formula="of:=SUM([.C8:.Q8])" office:value-type="float" office:value="6">
            <text:p>6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BERRAHMA</text:p>
          </table:table-cell>
          <table:table-cell table:style-name="ce10" office:value-type="string">
            <text:p>Kada</text:p>
          </table:table-cell>
          <table:table-cell table:number-columns-repeated="4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9:.Q9]);&quot;/&quot;;COUNT([.C9:.Q9]);&quot; (&quot;;ROUND(100*SUM([.C9:.Q9])/COUNT([.C9:.Q9]));&quot; %)&quot;)" office:value-type="string" office:string-value="2/15 (13 %)">
            <text:p>2/15 (13 %)</text:p>
          </table:table-cell>
          <table:table-cell table:style-name="ce32" table:formula="of:=SUM([.C9:.Q9])" office:value-type="float" office:value="2">
            <text:p>2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BILLEL</text:p>
          </table:table-cell>
          <table:table-cell table:style-name="ce11" office:value-type="string">
            <text:p>Osmane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9" table:formula="of:=CONCATENATE(SUM([.C10:.Q10]);&quot;/&quot;;COUNT([.C10:.Q10]);&quot; (&quot;;ROUND(100*SUM([.C10:.Q10])/COUNT([.C10:.Q10]));&quot; %)&quot;)" office:value-type="string" office:string-value="11/15 (73 %)">
            <text:p>11/15 (73 %)</text:p>
          </table:table-cell>
          <table:table-cell table:style-name="ce32" table:formula="of:=SUM([.C10:.Q10])" office:value-type="float" office:value="11">
            <text:p>11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BOUARAR</text:p>
          </table:table-cell>
          <table:table-cell table:style-name="ce10" office:value-type="string">
            <text:p>Karima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11:.Q11]);&quot;/&quot;;COUNT([.C11:.Q11]);&quot; (&quot;;ROUND(100*SUM([.C11:.Q11])/COUNT([.C11:.Q11]));&quot; %)&quot;)" office:value-type="string" office:string-value="7/15 (47 %)">
            <text:p>7/15 (47 %)</text:p>
          </table:table-cell>
          <table:table-cell table:style-name="ce32" table:formula="of:=SUM([.C11:.Q11])" office:value-type="float" office:value="7">
            <text:p>7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BOUAZAZE</text:p>
          </table:table-cell>
          <table:table-cell table:style-name="ce11" office:value-type="string">
            <text:p>Hanane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12:.Q12]);&quot;/&quot;;COUNT([.C12:.Q12]);&quot; (&quot;;ROUND(100*SUM([.C12:.Q12])/COUNT([.C12:.Q12]));&quot; %)&quot;)" office:value-type="string" office:string-value="10/15 (67 %)">
            <text:p>10/15 (67 %)</text:p>
          </table:table-cell>
          <table:table-cell table:style-name="ce32" table:formula="of:=SUM([.C12:.Q12])" office:value-type="float" office:value="10">
            <text:p>10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BOUAZZA</text:p>
          </table:table-cell>
          <table:table-cell table:style-name="ce10" office:value-type="string">
            <text:p>Nacera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13:.Q13]);&quot;/&quot;;COUNT([.C13:.Q13]);&quot; (&quot;;ROUND(100*SUM([.C13:.Q13])/COUNT([.C13:.Q13]));&quot; %)&quot;)" office:value-type="string" office:string-value="8/15 (53 %)">
            <text:p>8/15 (53 %)</text:p>
          </table:table-cell>
          <table:table-cell table:style-name="ce32" table:formula="of:=SUM([.C13:.Q13])" office:value-type="float" office:value="8">
            <text:p>8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BOUGHANEM</text:p>
          </table:table-cell>
          <table:table-cell table:style-name="ce11" office:value-type="string">
            <text:p>Mohamed-Adel</text:p>
          </table:table-cell>
          <table:table-cell table:number-columns-repeated="3" table:style-name="ce17" office:value-type="float" office:value="0">
            <text:p>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14:.Q14]);&quot;/&quot;;COUNT([.C14:.Q14]);&quot; (&quot;;ROUND(100*SUM([.C14:.Q14])/COUNT([.C14:.Q14]));&quot; %)&quot;)" office:value-type="string" office:string-value="4/15 (27 %)">
            <text:p>4/15 (27 %)</text:p>
          </table:table-cell>
          <table:table-cell table:style-name="ce32" table:formula="of:=SUM([.C14:.Q14])" office:value-type="float" office:value="4">
            <text:p>4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CHAAL</text:p>
          </table:table-cell>
          <table:table-cell table:style-name="ce10" office:value-type="string">
            <text:p>Mohamed</text:p>
          </table:table-cell>
          <table:table-cell table:number-columns-repeated="5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15:.Q15]);&quot;/&quot;;COUNT([.C15:.Q15]);&quot; (&quot;;ROUND(100*SUM([.C15:.Q15])/COUNT([.C15:.Q15]));&quot; %)&quot;)" office:value-type="string" office:string-value="14/15 (93 %)">
            <text:p>14/15 (93 %)</text:p>
          </table:table-cell>
          <table:table-cell table:style-name="ce32" table:formula="of:=SUM([.C15:.Q15])" office:value-type="float" office:value="14">
            <text:p>14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CHIKHI</text:p>
          </table:table-cell>
          <table:table-cell table:style-name="ce11" office:value-type="string">
            <text:p>Kamal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16:.Q16]);&quot;/&quot;;COUNT([.C16:.Q16]);&quot; (&quot;;ROUND(100*SUM([.C16:.Q16])/COUNT([.C16:.Q16]));&quot; %)&quot;)" office:value-type="string" office:string-value="4/15 (27 %)">
            <text:p>4/15 (27 %)</text:p>
          </table:table-cell>
          <table:table-cell table:style-name="ce32" table:formula="of:=SUM([.C16:.Q16])" office:value-type="float" office:value="4">
            <text:p>4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DAHMANI</text:p>
          </table:table-cell>
          <table:table-cell table:style-name="ce10" office:value-type="string">
            <text:p>Arezki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17:.Q17]);&quot;/&quot;;COUNT([.C17:.Q17]);&quot; (&quot;;ROUND(100*SUM([.C17:.Q17])/COUNT([.C17:.Q17]));&quot; %)&quot;)" office:value-type="string" office:string-value="6/15 (40 %)">
            <text:p>6/15 (40 %)</text:p>
          </table:table-cell>
          <table:table-cell table:style-name="ce32" table:formula="of:=SUM([.C17:.Q17])" office:value-type="float" office:value="6">
            <text:p>6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DAOUD</text:p>
          </table:table-cell>
          <table:table-cell table:style-name="ce11" office:value-type="string">
            <text:p>Khadija</text:p>
          </table:table-cell>
          <table:table-cell table:number-columns-repeated="5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9" table:formula="of:=CONCATENATE(SUM([.C18:.Q18]);&quot;/&quot;;COUNT([.C18:.Q18]);&quot; (&quot;;ROUND(100*SUM([.C18:.Q18])/COUNT([.C18:.Q18]));&quot; %)&quot;)" office:value-type="string" office:string-value="3/15 (20 %)">
            <text:p>3/15 (20 %)</text:p>
          </table:table-cell>
          <table:table-cell table:style-name="ce32" table:formula="of:=SUM([.C18:.Q18])" office:value-type="float" office:value="3">
            <text:p>3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DJERMOUNI</text:p>
          </table:table-cell>
          <table:table-cell table:style-name="ce10" office:value-type="string">
            <text:p>Soufiane</text:p>
          </table:table-cell>
          <table:table-cell table:number-columns-repeated="5"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CONCATENATE(SUM([.C19:.Q19]);&quot;/&quot;;COUNT([.C19:.Q19]);&quot; (&quot;;ROUND(100*SUM([.C19:.Q19])/COUNT([.C19:.Q19]));&quot; %)&quot;)" office:value-type="string" office:string-value="10/15 (67 %)">
            <text:p>10/15 (67 %)</text:p>
          </table:table-cell>
          <table:table-cell table:style-name="ce32" table:formula="of:=SUM([.C19:.Q19])" office:value-type="float" office:value="10">
            <text:p>10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GZOM</text:p>
          </table:table-cell>
          <table:table-cell table:style-name="ce11" office:value-type="string">
            <text:p>Jamel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20:.Q20]);&quot;/&quot;;COUNT([.C20:.Q20]);&quot; (&quot;;ROUND(100*SUM([.C20:.Q20])/COUNT([.C20:.Q20]));&quot; %)&quot;)" office:value-type="string" office:string-value="1/15 (7 %)">
            <text:p>1/15 (7 %)</text:p>
          </table:table-cell>
          <table:table-cell table:style-name="ce32" table:formula="of:=SUM([.C20:.Q20])" office:value-type="float" office:value="1">
            <text:p>1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HADDAD</text:p>
          </table:table-cell>
          <table:table-cell table:style-name="ce10" office:value-type="string">
            <text:p>Yacine</text:p>
          </table:table-cell>
          <table:table-cell table:number-columns-repeated="5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21:.Q21]);&quot;/&quot;;COUNT([.C21:.Q21]);&quot; (&quot;;ROUND(100*SUM([.C21:.Q21])/COUNT([.C21:.Q21]));&quot; %)&quot;)" office:value-type="string" office:string-value="4/15 (27 %)">
            <text:p>4/15 (27 %)</text:p>
          </table:table-cell>
          <table:table-cell table:style-name="ce32" table:formula="of:=SUM([.C21:.Q21])" office:value-type="float" office:value="4">
            <text:p>4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HAMZAOUI</text:p>
          </table:table-cell>
          <table:table-cell table:style-name="ce11" office:value-type="string">
            <text:p>Messaouda</text:p>
          </table:table-cell>
          <table:table-cell table:number-columns-repeated="5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9" table:formula="of:=CONCATENATE(SUM([.C22:.Q22]);&quot;/&quot;;COUNT([.C22:.Q22]);&quot; (&quot;;ROUND(100*SUM([.C22:.Q22])/COUNT([.C22:.Q22]));&quot; %)&quot;)" office:value-type="string" office:string-value="14/15 (93 %)">
            <text:p>14/15 (93 %)</text:p>
          </table:table-cell>
          <table:table-cell table:style-name="ce32" table:formula="of:=SUM([.C22:.Q22])" office:value-type="float" office:value="14">
            <text:p>14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HOUTE</text:p>
          </table:table-cell>
          <table:table-cell table:style-name="ce10" office:value-type="string">
            <text:p>Nicolas</text:p>
          </table:table-cell>
          <table:table-cell table:number-columns-repeated="5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CONCATENATE(SUM([.C23:.Q23]);&quot;/&quot;;COUNT([.C23:.Q23]);&quot; (&quot;;ROUND(100*SUM([.C23:.Q23])/COUNT([.C23:.Q23]));&quot; %)&quot;)" office:value-type="string" office:string-value="15/15 (100 %)">
            <text:p>15/15 (100 %)</text:p>
          </table:table-cell>
          <table:table-cell table:style-name="ce32" table:formula="of:=SUM([.C23:.Q23])" office:value-type="float" office:value="15">
            <text:p>15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KANDOUSSI</text:p>
          </table:table-cell>
          <table:table-cell table:style-name="ce11" office:value-type="string">
            <text:p>Mohamed</text:p>
          </table:table-cell>
          <table:table-cell table:number-columns-repeated="5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24:.Q24]);&quot;/&quot;;COUNT([.C24:.Q24]);&quot; (&quot;;ROUND(100*SUM([.C24:.Q24])/COUNT([.C24:.Q24]));&quot; %)&quot;)" office:value-type="string" office:string-value="12/15 (80 %)">
            <text:p>12/15 (80 %)</text:p>
          </table:table-cell>
          <table:table-cell table:style-name="ce32" table:formula="of:=SUM([.C24:.Q24])" office:value-type="float" office:value="12">
            <text:p>12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KARRAB</text:p>
          </table:table-cell>
          <table:table-cell table:style-name="ce10" office:value-type="string">
            <text:p>Houcine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CONCATENATE(SUM([.C25:.Q25]);&quot;/&quot;;COUNT([.C25:.Q25]);&quot; (&quot;;ROUND(100*SUM([.C25:.Q25])/COUNT([.C25:.Q25]));&quot; %)&quot;)" office:value-type="string" office:string-value="12/15 (80 %)">
            <text:p>12/15 (80 %)</text:p>
          </table:table-cell>
          <table:table-cell table:style-name="ce32" table:formula="of:=SUM([.C25:.Q25])" office:value-type="float" office:value="12">
            <text:p>12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KEBBAL</text:p>
          </table:table-cell>
          <table:table-cell table:style-name="ce11" office:value-type="string">
            <text:p>Racih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26:.Q26]);&quot;/&quot;;COUNT([.C26:.Q26]);&quot; (&quot;;ROUND(100*SUM([.C26:.Q26])/COUNT([.C26:.Q26]));&quot; %)&quot;)" office:value-type="string" office:string-value="1/15 (7 %)">
            <text:p>1/15 (7 %)</text:p>
          </table:table-cell>
          <table:table-cell table:style-name="ce32" table:formula="of:=SUM([.C26:.Q26])" office:value-type="float" office:value="1">
            <text:p>1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KEBIR</text:p>
          </table:table-cell>
          <table:table-cell table:style-name="ce10" office:value-type="string">
            <text:p>Nasrine-Keltoum</text:p>
          </table:table-cell>
          <table:table-cell table:number-columns-repeated="4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27:.Q27]);&quot;/&quot;;COUNT([.C27:.Q27]);&quot; (&quot;;ROUND(100*SUM([.C27:.Q27])/COUNT([.C27:.Q27]));&quot; %)&quot;)" office:value-type="string" office:string-value="9/15 (60 %)">
            <text:p>9/15 (60 %)</text:p>
          </table:table-cell>
          <table:table-cell table:style-name="ce32" table:formula="of:=SUM([.C27:.Q27])" office:value-type="float" office:value="9">
            <text:p>9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LASSOUKPO</text:p>
          </table:table-cell>
          <table:table-cell table:style-name="ce11" office:value-type="string">
            <text:p>Jibril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9" table:formula="of:=CONCATENATE(SUM([.C28:.Q28]);&quot;/&quot;;COUNT([.C28:.Q28]);&quot; (&quot;;ROUND(100*SUM([.C28:.Q28])/COUNT([.C28:.Q28]));&quot; %)&quot;)" office:value-type="string" office:string-value="10/15 (67 %)">
            <text:p>10/15 (67 %)</text:p>
          </table:table-cell>
          <table:table-cell table:style-name="ce32" table:formula="of:=SUM([.C28:.Q28])" office:value-type="float" office:value="10">
            <text:p>10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MEHALLA</text:p>
          </table:table-cell>
          <table:table-cell table:style-name="ce10" office:value-type="string">
            <text:p>Youghourt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8" table:formula="of:=CONCATENATE(SUM([.C29:.Q29]);&quot;/&quot;;COUNT([.C29:.Q29]);&quot; (&quot;;ROUND(100*SUM([.C29:.Q29])/COUNT([.C29:.Q29]));&quot; %)&quot;)" office:value-type="string" office:string-value="4/15 (27 %)">
            <text:p>4/15 (27 %)</text:p>
          </table:table-cell>
          <table:table-cell table:style-name="ce32" table:formula="of:=SUM([.C29:.Q29])" office:value-type="float" office:value="4">
            <text:p>4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NDIAYE</text:p>
          </table:table-cell>
          <table:table-cell table:style-name="ce11" office:value-type="string">
            <text:p>Aboubakry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9" table:formula="of:=CONCATENATE(SUM([.C30:.Q30]);&quot;/&quot;;COUNT([.C30:.Q30]);&quot; (&quot;;ROUND(100*SUM([.C30:.Q30])/COUNT([.C30:.Q30]));&quot; %)&quot;)" office:value-type="string" office:string-value="9/15 (60 %)">
            <text:p>9/15 (60 %)</text:p>
          </table:table-cell>
          <table:table-cell table:style-name="ce32" table:formula="of:=SUM([.C30:.Q30])" office:value-type="float" office:value="9">
            <text:p>9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OUMAROU</text:p>
          </table:table-cell>
          <table:table-cell table:style-name="ce10" office:value-type="string">
            <text:p>Abas</text:p>
          </table:table-cell>
          <table:table-cell table:number-columns-repeated="5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CONCATENATE(SUM([.C31:.Q31]);&quot;/&quot;;COUNT([.C31:.Q31]);&quot; (&quot;;ROUND(100*SUM([.C31:.Q31])/COUNT([.C31:.Q31]));&quot; %)&quot;)" office:value-type="string" office:string-value="13/15 (87 %)">
            <text:p>13/15 (87 %)</text:p>
          </table:table-cell>
          <table:table-cell table:style-name="ce32" table:formula="of:=SUM([.C31:.Q31])" office:value-type="float" office:value="13">
            <text:p>13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SAÏDJI</text:p>
          </table:table-cell>
          <table:table-cell table:style-name="ce11" office:value-type="string">
            <text:p>Mahmoud</text:p>
          </table:table-cell>
          <table:table-cell table:number-columns-repeated="5" table:style-name="ce1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32:.Q32]);&quot;/&quot;;COUNT([.C32:.Q32]);&quot; (&quot;;ROUND(100*SUM([.C32:.Q32])/COUNT([.C32:.Q32]));&quot; %)&quot;)" office:value-type="string" office:string-value="4/15 (27 %)">
            <text:p>4/15 (27 %)</text:p>
          </table:table-cell>
          <table:table-cell table:style-name="ce32" table:formula="of:=SUM([.C32:.Q32])" office:value-type="float" office:value="4">
            <text:p>4</text:p>
          </table:table-cell>
          <table:table-cell table:style-name="ce33" table:number-columns-repeated="1005"/>
        </table:table-row>
        <table:table-row table:style-name="ro3">
          <table:table-cell table:style-name="ce5" office:value-type="string">
            <text:p>SAÏDOUN</text:p>
          </table:table-cell>
          <table:table-cell table:style-name="ce10" office:value-type="string">
            <text:p>Nabil</text:p>
          </table:table-cell>
          <table:table-cell table:number-columns-repeated="4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CONCATENATE(SUM([.C33:.Q33]);&quot;/&quot;;COUNT([.C33:.Q33]);&quot; (&quot;;ROUND(100*SUM([.C33:.Q33])/COUNT([.C33:.Q33]));&quot; %)&quot;)" office:value-type="string" office:string-value="10/15 (67 %)">
            <text:p>10/15 (67 %)</text:p>
          </table:table-cell>
          <table:table-cell table:style-name="ce32" table:formula="of:=SUM([.C33:.Q33])" office:value-type="float" office:value="10">
            <text:p>10</text:p>
          </table:table-cell>
          <table:table-cell table:style-name="ce33" table:number-columns-repeated="1005"/>
        </table:table-row>
        <table:table-row table:style-name="ro3">
          <table:table-cell table:style-name="ce6" office:value-type="string">
            <text:p>SENHADJI</text:p>
          </table:table-cell>
          <table:table-cell table:style-name="ce11" office:value-type="string">
            <text:p>Abdel-Hadi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9" table:formula="of:=CONCATENATE(SUM([.C34:.Q34]);&quot;/&quot;;COUNT([.C34:.Q34]);&quot; (&quot;;ROUND(100*SUM([.C34:.Q34])/COUNT([.C34:.Q34]));&quot; %)&quot;)" office:value-type="string" office:string-value="11/15 (73 %)">
            <text:p>11/15 (73 %)</text:p>
          </table:table-cell>
          <table:table-cell table:style-name="ce32" table:formula="of:=SUM([.C34:.Q34])" office:value-type="float" office:value="11">
            <text:p>11</text:p>
          </table:table-cell>
          <table:table-cell table:style-name="ce33" table:number-columns-repeated="1005"/>
        </table:table-row>
        <table:table-row table:style-name="ro3">
          <table:table-cell table:style-name="ce7" office:value-type="string">
            <text:p>TOUNSI</text:p>
          </table:table-cell>
          <table:table-cell table:style-name="ce12" office:value-type="string">
            <text:p>Mohammed</text:p>
          </table:table-cell>
          <table:table-cell table:number-columns-repeated="5"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30" table:formula="of:=CONCATENATE(SUM([.C35:.Q35]);&quot;/&quot;;COUNT([.C35:.Q35]);&quot; (&quot;;ROUND(100*SUM([.C35:.Q35])/COUNT([.C35:.Q35]));&quot; %)&quot;)" office:value-type="string" office:string-value="8/15 (53 %)">
            <text:p>8/15 (53 %)</text:p>
          </table:table-cell>
          <table:table-cell table:style-name="ce32" table:formula="of:=SUM([.C35:.Q35])" office:value-type="float" office:value="8">
            <text:p>8</text:p>
          </table:table-cell>
          <table:table-cell table:style-name="ce33" table:number-columns-repeated="1005"/>
        </table:table-row>
        <table:table-row table:style-name="ro3">
          <table:table-cell table:style-name="ce8" office:value-type="string" table:number-columns-spanned="2" table:number-rows-spanned="1">
            <text:p>Nombre d'étudiants</text:p>
          </table:table-cell>
          <table:covered-table-cell table:style-name="ce13"/>
          <table:table-cell table:style-name="ce15" table:formula="of:=CONCATENATE(SUM([.C5:.C35]);&quot;/&quot;;COUNT([.C5:.C35]);&quot; (&quot;;ROUND(100*SUM([.C5:.C35])/COUNT([.C5:.C35]));&quot; %)&quot;)" office:value-type="string" office:string-value="5/31 (16 %)">
            <text:p>5/31 (16 %)</text:p>
          </table:table-cell>
          <table:table-cell table:style-name="ce15" table:formula="of:=CONCATENATE(SUM([.D5:.D35]);&quot;/&quot;;COUNT([.D5:.D35]);&quot; (&quot;;ROUND(100*SUM([.D5:.D35])/COUNT([.D5:.D35]));&quot; %)&quot;)" office:value-type="string" office:string-value="8/31 (26 %)">
            <text:p>8/31 (26 %)</text:p>
          </table:table-cell>
          <table:table-cell table:style-name="ce15" table:formula="of:=CONCATENATE(SUM([.E5:.E35]);&quot;/&quot;;COUNT([.E5:.E35]);&quot; (&quot;;ROUND(100*SUM([.E5:.E35])/COUNT([.E5:.E35]));&quot; %)&quot;)" office:value-type="string" office:string-value="11/31 (35 %)">
            <text:p>11/31 (35 %)</text:p>
          </table:table-cell>
          <table:table-cell table:style-name="ce15" table:formula="of:=CONCATENATE(SUM([.F5:.F35]);&quot;/&quot;;COUNT([.F5:.F35]);&quot; (&quot;;ROUND(100*SUM([.F5:.F35])/COUNT([.F5:.F35]));&quot; %)&quot;)" office:value-type="string" office:string-value="18/31 (58 %)">
            <text:p>18/31 (58 %)</text:p>
          </table:table-cell>
          <table:table-cell table:style-name="ce15" table:formula="of:=CONCATENATE(SUM([.G5:.G35]);&quot;/&quot;;COUNT([.G5:.G35]);&quot; (&quot;;ROUND(100*SUM([.G5:.G35])/COUNT([.G5:.G35]));&quot; %)&quot;)" office:value-type="string" office:string-value="20/31 (65 %)">
            <text:p>20/31 (65 %)</text:p>
          </table:table-cell>
          <table:table-cell table:style-name="ce19" table:formula="of:=CONCATENATE(SUM([.H5:.H35]);&quot;/&quot;;COUNT([.H5:.H35]);&quot; (&quot;;ROUND(100*SUM([.H5:.H35])/COUNT([.H5:.H35]));&quot; %)&quot;)" office:value-type="string" office:string-value="22/31 (71 %)">
            <text:p>22/31 (71 %)</text:p>
          </table:table-cell>
          <table:table-cell table:style-name="ce15" table:formula="of:=CONCATENATE(SUM([.I5:.I35]);&quot;/&quot;;COUNT([.I5:.I35]);&quot; (&quot;;ROUND(100*SUM([.I5:.I35])/COUNT([.I5:.I35]));&quot; %)&quot;)" office:value-type="string" office:string-value="20/31 (65 %)">
            <text:p>20/31 (65 %)</text:p>
          </table:table-cell>
          <table:table-cell table:style-name="ce15" table:formula="of:=CONCATENATE(SUM([.J5:.J35]);&quot;/&quot;;COUNT([.J5:.J35]);&quot; (&quot;;ROUND(100*SUM([.J5:.J35])/COUNT([.J5:.J35]));&quot; %)&quot;)" office:value-type="string" office:string-value="8/31 (26 %)">
            <text:p>8/31 (26 %)</text:p>
          </table:table-cell>
          <table:table-cell table:style-name="ce15" table:formula="of:=CONCATENATE(SUM([.K5:.K35]);&quot;/&quot;;COUNT([.K5:.K35]);&quot; (&quot;;ROUND(100*SUM([.K5:.K35])/COUNT([.K5:.K35]));&quot; %)&quot;)" office:value-type="string" office:string-value="17/31 (55 %)">
            <text:p>17/31 (55 %)</text:p>
          </table:table-cell>
          <table:table-cell table:style-name="ce19" table:formula="of:=CONCATENATE(SUM([.L5:.L35]);&quot;/&quot;;COUNT([.L5:.L35]);&quot; (&quot;;ROUND(100*SUM([.L5:.L35])/COUNT([.L5:.L35]));&quot; %)&quot;)" office:value-type="string" office:string-value="23/31 (74 %)">
            <text:p>23/31 (74 %)</text:p>
          </table:table-cell>
          <table:table-cell table:style-name="ce15" table:formula="of:=CONCATENATE(SUM([.M5:.M35]);&quot;/&quot;;COUNT([.M5:.M35]);&quot; (&quot;;ROUND(100*SUM([.M5:.M35])/COUNT([.M5:.M35]));&quot; %)&quot;)" office:value-type="string" office:string-value="21/31 (68 %)">
            <text:p>21/31 (68 %)</text:p>
          </table:table-cell>
          <table:table-cell table:style-name="ce15" table:formula="of:=CONCATENATE(SUM([.N5:.N35]);&quot;/&quot;;COUNT([.N5:.N35]);&quot; (&quot;;ROUND(100*SUM([.N5:.N35])/COUNT([.N5:.N35]));&quot; %)&quot;)" office:value-type="string" office:string-value="16/31 (52 %)">
            <text:p>16/31 (52 %)</text:p>
          </table:table-cell>
          <table:table-cell table:style-name="ce15" table:formula="of:=CONCATENATE(SUM([.O5:.O35]);&quot;/&quot;;COUNT([.O5:.O35]);&quot; (&quot;;ROUND(100*SUM([.O5:.O35])/COUNT([.O5:.O35]));&quot; %)&quot;)" office:value-type="string" office:string-value="12/31 (39 %)">
            <text:p>12/31 (39 %)</text:p>
          </table:table-cell>
          <table:table-cell table:style-name="ce19" table:formula="of:=CONCATENATE(SUM([.P5:.P35]);&quot;/&quot;;COUNT([.P5:.P35]);&quot; (&quot;;ROUND(100*SUM([.P5:.P35])/COUNT([.P5:.P35]));&quot; %)&quot;)" office:value-type="string" office:string-value="19/31 (61 %)">
            <text:p>19/31 (61 %)</text:p>
          </table:table-cell>
          <table:table-cell table:style-name="ce23" table:formula="of:=CONCATENATE(SUM([.Q5:.Q35]);&quot;/&quot;;COUNT([.Q5:.Q35]);&quot; (&quot;;ROUND(100*SUM([.Q5:.Q35])/COUNT([.Q5:.Q35]));&quot; %)&quot;)" office:value-type="string" office:string-value="12/31 (39 %)">
            <text:p>12/31 (39 %)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14" office:value-type="string">
            <text:p>Nombres d'étudiants</text:p>
          </table:table-cell>
          <table:table-cell table:formula="of:=SUM([.C5:.C35])" office:value-type="float" office:value="5">
            <text:p>5</text:p>
          </table:table-cell>
          <table:table-cell table:formula="of:=SUM([.D5:.D35])" office:value-type="float" office:value="8">
            <text:p>8</text:p>
          </table:table-cell>
          <table:table-cell table:formula="of:=SUM([.E5:.E35])" office:value-type="float" office:value="11">
            <text:p>11</text:p>
          </table:table-cell>
          <table:table-cell table:formula="of:=SUM([.F5:.F35])" office:value-type="float" office:value="18">
            <text:p>18</text:p>
          </table:table-cell>
          <table:table-cell table:formula="of:=SUM([.G5:.G35])" office:value-type="float" office:value="20">
            <text:p>20</text:p>
          </table:table-cell>
          <table:table-cell table:formula="of:=SUM([.H5:.H35])" office:value-type="float" office:value="22">
            <text:p>22</text:p>
          </table:table-cell>
          <table:table-cell table:formula="of:=SUM([.I5:.I35])" office:value-type="float" office:value="20">
            <text:p>20</text:p>
          </table:table-cell>
          <table:table-cell table:formula="of:=SUM([.J5:.J35])" office:value-type="float" office:value="8">
            <text:p>8</text:p>
          </table:table-cell>
          <table:table-cell table:formula="of:=SUM([.K5:.K35])" office:value-type="float" office:value="17">
            <text:p>17</text:p>
          </table:table-cell>
          <table:table-cell table:formula="of:=SUM([.L5:.L35])" office:value-type="float" office:value="23">
            <text:p>23</text:p>
          </table:table-cell>
          <table:table-cell table:formula="of:=SUM([.M5:.M35])" office:value-type="float" office:value="21">
            <text:p>21</text:p>
          </table:table-cell>
          <table:table-cell table:formula="of:=SUM([.N5:.N35])" office:value-type="float" office:value="16">
            <text:p>16</text:p>
          </table:table-cell>
          <table:table-cell table:formula="of:=SUM([.O5:.O35])" office:value-type="float" office:value="12">
            <text:p>12</text:p>
          </table:table-cell>
          <table:table-cell table:formula="of:=SUM([.P5:.P35])" office:value-type="float" office:value="19">
            <text:p>19</text:p>
          </table:table-cell>
          <table:table-cell table:formula="of:=SUM([.Q5:.Q35])" office:value-type="float" office:value="12">
            <text:p>12</text:p>
          </table:table-cell>
          <table:table-cell table:number-columns-repeated="1007"/>
        </table:table-row>
        <table:table-row table:style-name="ro3">
          <table:table-cell/>
          <table:table-cell>
            <draw:frame table:end-cell-address="Feuille1.R51" table:end-x="0.6cm" table:end-y="0.11cm" draw:z-index="0" draw:style-name="gr1" svg:width="36.579cm" svg:height="5.823cm" svg:x="1.628cm" svg:y="0.09cm">
              <draw:object draw:notify-on-update-of-ranges="Feuille1.C4:Feuille1.Q4 Feuille1.B37:Feuille1.B37 Feuille1.C37:Feuille1.Q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9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06/11/2009</text:date>, <text:time>17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11-06T17:11:50</dc:date>
    <meta:editing-duration>PT11H52M57S</meta:editing-duration>
    <meta:editing-cycles>23</meta:editing-cycles>
    <dc:creator>Simard Jean</dc:creator>
    <meta:document-statistic meta:table-count="1" meta:cell-count="64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599866867065pt" style:font-size-asian="12.9599866867065pt" style:font-size-complex="12.9599866867065pt"/>
    </style:style>
    <style:style style:name="ch3" style:family="chart">
      <style:chart-properties chart:connect-bars="fals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6.58cm" svg:height="5.896cm" chart:class="chart:bar" chart:style-name="ch1">
        <chart:title svg:x="14.517cm" svg:y="0.117cm" chart:style-name="ch2">
          <text:p>Nombre d'étudiants</text:p>
        </chart:title>
        <chart:plot-area chart:style-name="ch3" table:cell-range-address="Feuille1.C4:Feuille1.Q4 Feuille1.B37:Feuille1.Q37" chart:data-source-has-labels="both" svg:x="0.724cm" svg:y="0.74cm" svg:width="35.114cm" svg:height="5.03cm">
          <chart:axis chart:dimension="x" chart:name="primary-x" chart:style-name="ch4">
            <chart:categories table:cell-range-address="Feuille1.C4:Feuille1.Q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7:Feuille1.Q37" chart:label-cell-address="Feuille1.B37:Feuille1.B37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C4:Feuille1.Q4">29 sep. (am)</text:p>
              </table:table-cell>
              <table:table-cell office:value-type="string">
                <text:p>01 oct. (pm)</text:p>
              </table:table-cell>
              <table:table-cell office:value-type="string">
                <text:p>06 oct. (am)</text:p>
              </table:table-cell>
              <table:table-cell office:value-type="string">
                <text:p>08 oct. (pm)</text:p>
              </table:table-cell>
              <table:table-cell office:value-type="string">
                <text:p>13 oct. (am)</text:p>
              </table:table-cell>
              <table:table-cell office:value-type="string">
                <text:p>14 oct. (pm)</text:p>
              </table:table-cell>
              <table:table-cell office:value-type="string">
                <text:p>16 oct. (pm)</text:p>
              </table:table-cell>
              <table:table-cell office:value-type="string">
                <text:p>20 oct. (am)</text:p>
              </table:table-cell>
              <table:table-cell office:value-type="string">
                <text:p>23 oct. (pm)</text:p>
              </table:table-cell>
              <table:table-cell office:value-type="string">
                <text:p>27 oct. (pm)</text:p>
              </table:table-cell>
              <table:table-cell office:value-type="string">
                <text:p>30 oct. (am)</text:p>
              </table:table-cell>
              <table:table-cell office:value-type="string">
                <text:p>03 nov. (pm)</text:p>
              </table:table-cell>
              <table:table-cell office:value-type="string">
                <text:p>04 nov. (am)</text:p>
              </table:table-cell>
              <table:table-cell office:value-type="string">
                <text:p>06 nov. (pm)</text:p>
              </table:table-cell>
              <table:table-cell office:value-type="string">
                <text:p>06 nov. (am)</text:p>
              </table:table-cell>
            </table:table-row>
          </table:table-header-rows>
          <table:table-rows>
            <table:table-row>
              <table:table-cell office:value-type="string">
                <text:p text:id="Feuille1.B37:Feuille1.B37">Nombres d'étudiants</text:p>
              </table:table-cell>
              <table:table-cell office:value-type="float" office:value="5">
                <text:p text:id="Feuille1.C37:Feuille1.Q37"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7661094665527pt" style:font-size-asian="11.7661094665527pt" style:font-size-complex="11.7661094665527pt"/>
    </style:style>
    <style:style style:name="ch3" style:family="chart">
      <style:chart-properties chart:vertic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211cm" svg:height="16.589cm" chart:class="chart:bar" chart:style-name="ch1">
        <chart:title svg:x="4.667cm" svg:y="0.33cm" chart:style-name="ch2">
          <text:p>Présence</text:p>
        </chart:title>
        <chart:plot-area chart:style-name="ch3" table:cell-range-address="Feuille1.A5:Feuille1.A35 Feuille1.S4:Feuille1.S35" chart:data-source-has-labels="both" svg:x="0.222cm" svg:y="1.3cm" svg:width="10.763cm" svg:height="14.948cm">
          <chart:axis chart:dimension="x" chart:name="primary-x" chart:style-name="ch4">
            <chart:categories table:cell-range-address="Feuille1.A5:Feuille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S5:Feuille1.S35" chart:label-cell-address="Feuille1.S4:Feuille1.S4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S4:Feuille1.S4">Présence</text:p>
              </table:table-cell>
            </table:table-row>
          </table:table-header-rows>
          <table:table-rows>
            <table:table-row>
              <table:table-cell office:value-type="string">
                <text:p text:id="Feuille1.A5:Feuille1.A35">AMMI</text:p>
              </table:table-cell>
              <table:table-cell office:value-type="float" office:value="8">
                <text:p text:id="Feuille1.S5:Feuille1.S35">8</text:p>
              </table:table-cell>
            </table:table-row>
            <table:table-row>
              <table:table-cell office:value-type="string">
                <text:p>AMRIO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B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NMOUSS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ERRAHM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ILLE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UAR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UAZAZ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OUAZZ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OUGHANE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AA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HIKH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HMAN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OU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ERMOUN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ZO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DDA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MZAOUI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OU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KANDOUSSI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ARRAB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EBB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BI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ASSOUKP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HAL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DIAY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UMAROU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AÏDJ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ÏDOU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ENHADJ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OUNSI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